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7"/>Designing Better Human Data Relations<text:bookmark-end text:name="chapter-7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5T16:40:51Z</meta:creation-date>
    <dc:date>2021-03-25T16:40:51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